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erver.reserveFile( String filename , String chars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rver.rese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rver.setBasedir( String base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Server.createBufferedWriter( FileEntry fileEntry ,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Server.getFile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rver.reserveFile( String filename , String charsetName , String alia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Server.write( String filenam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Server.getRandomFile( String basedir , String [ ] exten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Server.reserve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ntry.FileEntry( File f , Object o ,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erver.readLine( String filename , boolean recyc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Server.createBufferedReader( FileEntry fileEntry ,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Server.filesOp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Server.readLin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rver.close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erver.closeFile( String name , FileEntry fileEn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Server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rver.File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erver.close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